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02124" style:font-name="Roboto" fo:font-size="10.5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02124" style:font-name="Roboto" fo:font-size="10.5pt" fo:letter-spacing="normal" fo:font-style="normal" fo:font-weight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02124" style:font-name="Roboto" fo:font-size="10.5pt" fo:letter-spacing="normal" fo:font-style="normal" fo:font-weight="normal" officeooo:rsid="00109850" officeooo:paragraph-rsid="00109850"/>
    </style:style>
    <style:style style:name="T1" style:family="text">
      <style:text-properties fo:font-variant="normal" fo:text-transform="none" fo:color="#202124" style:font-name="Roboto" fo:font-size="10.5pt" fo:letter-spacing="normal" fo:font-style="normal" fo:font-weight="normal"/>
    </style:style>
    <style:style style:name="T2" style:family="text">
      <style:text-properties fo:font-variant="normal" fo:text-transform="none" fo:color="#202124" fo:letter-spacing="normal"/>
    </style:style>
    <style:style style:name="T3" style:family="text">
      <style:text-properties fo:font-variant="normal" fo:text-transform="none" style:font-name="Roboto" fo:font-size="10.5pt" fo:letter-spacing="normal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artNet prerelease v0 (March 29, 2019)</text:span><text:line-break/><text:span text:style-name="T1">PartNet v0 (annotations, meshes, point clouds, and visualizations): </text:span><text:a xlink:type="simple" xlink:href="https://www.google.com/url?q=http://download.cs.stanford.edu/orion/partnet_dataset/data_v0.zip&amp;sa=D&amp;ust=1579639016750000&amp;usg=AFQjCNH9scBQPnad6XExqt0kVV8tY61NwA" text:style-name="Internet_20_link" text:visited-style-name="Visited_20_Internet_20_Link"><text:span text:style-name="T3">http://download.cs.stanford.edu/orion/partnet_dataset/data_v0.zip</text:span></text:a><text:span text:style-name="T2"> </text:span><text:span text:style-name="T1">(90GB)</text:span><text:line-break/><text:span text:style-name="T1">HDF5 files for the semantic segmentation task (Sec 5.1 of PartNet paper): </text:span><text:a xlink:type="simple" xlink:href="https://www.google.com/url?q=http://download.cs.stanford.edu/orion/partnet_dataset/sem_seg_h5.zip&amp;sa=D&amp;ust=1579639016750000&amp;usg=AFQjCNHIMO2a7nErepFWIHufbdDs1OfN3A" text:style-name="Internet_20_link" text:visited-style-name="Visited_20_Internet_20_Link"><text:span text:style-name="T3">http://download.cs.stanford.edu/orion/partnet_dataset/sem_seg_h5.zip</text:span></text:a><text:span text:style-name="T2"> </text:span><text:span text:style-name="T1">(8GB)</text:span><text:line-break/><text:span text:style-name="T1">HDF5 files for the instance segmentation task (Sec 5.3 of PartNet paper): </text:span><text:a xlink:type="simple" xlink:href="https://www.google.com/url?q=http://download.cs.stanford.edu/orion/partnet_dataset/ins_seg_h5.zip&amp;sa=D&amp;ust=1579639016750000&amp;usg=AFQjCNEbQSCsSZP6rTCHfXVZEh38HsgE2w" text:style-name="Internet_20_link" text:visited-style-name="Visited_20_Internet_20_Link"><text:span text:style-name="T3">http://download.cs.stanford.edu/orion/partnet_dataset/ins_seg_h5.zip</text:span></text:a><text:span text:style-name="T2"> </text:span><text:span text:style-name="T1">(20GB)</text:span></text:p>
      <text:p text:style-name="P1"/>
      <text:p text:style-name="P4">Partnet unzipped file size<text:line-break/></text:p>
      <text:p text:style-name="P1"/>
      <text:p text:style-name="P1">unzip -l data_v0.zip | tail -n 15</text:p>
      <text:p text:style-name="P1"><text:s text:c="3"/>713265 <text:s/>2018-09-24 20:39 <text:s text:c="2"/>data_v0/30091/objs/new-3.obj</text:p>
      <text:p text:style-name="P1"><text:s text:c="6"/>440 <text:s/>2018-09-24 20:39 <text:s text:c="2"/>data_v0/30091/objs/original-13.obj</text:p>
      <text:p text:style-name="P1"><text:s text:c="6"/>404 <text:s/>2018-09-24 20:39 <text:s text:c="2"/>data_v0/30091/objs/original-10.obj</text:p>
      <text:p text:style-name="P1"><text:s text:c="3"/>659756 <text:s/>2018-09-24 20:39 <text:s text:c="2"/>data_v0/30091/objs/new-0.obj</text:p>
      <text:p text:style-name="P1"><text:s text:c="6"/>440 <text:s/>2018-09-24 20:39 <text:s text:c="2"/>data_v0/30091/objs/original-3.obj</text:p>
      <text:p text:style-name="P1"><text:s text:c="3"/>642246 <text:s/>2018-09-24 20:39 <text:s text:c="2"/>data_v0/30091/objs/new-7.obj</text:p>
      <text:p text:style-name="P1"><text:s text:c="6"/>436 <text:s/>2018-09-24 20:39 <text:s text:c="2"/>data_v0/30091/objs/original-4.obj</text:p>
      <text:p text:style-name="P1"><text:s text:c="6"/>404 <text:s/>2018-09-24 20:39 <text:s text:c="2"/>data_v0/30091/objs/original-11.obj</text:p>
      <text:p text:style-name="P1"><text:s text:c="3"/>996498 <text:s/>2018-09-24 20:39 <text:s text:c="2"/>data_v0/30091/objs/new-8.obj</text:p>
      <text:p text:style-name="P1"><text:s text:c="3"/>670404 <text:s/>2018-09-24 20:39 <text:s text:c="2"/>data_v0/30091/objs/new-6.obj</text:p>
      <text:p text:style-name="P1"><text:s text:c="6"/>440 <text:s/>2018-09-24 20:39 <text:s text:c="2"/>data_v0/30091/objs/original-5.obj</text:p>
      <text:p text:style-name="P1"><text:s text:c="3"/>685682 <text:s/>2018-09-24 20:39 <text:s text:c="2"/>data_v0/30091/objs/new-1.obj</text:p>
      <text:p text:style-name="P1"><text:s text:c="6"/>440 <text:s/>2018-09-24 20:39 <text:s text:c="2"/>data_v0/30091/objs/original-2.obj</text:p>
      <text:p text:style-name="P1">--------- <text:s text:c="20"/>-------</text:p>
      <text:p text:style-name="P1">345824614724 <text:s text:c="20"/>4122545 files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38:07.726851529</meta:creation-date>
    <dc:date>2020-01-23T12:26:13.062711500</dc:date>
    <meta:editing-duration>PT10M34S</meta:editing-duration>
    <meta:editing-cycles>3</meta:editing-cycles>
    <meta:generator>LibreOffice/6.1.6.3$Linux_X86_64 LibreOffice_project/10$Build-3</meta:generator>
    <meta:document-statistic meta:table-count="0" meta:image-count="0" meta:object-count="0" meta:page-count="1" meta:paragraph-count="18" meta:word-count="112" meta:character-count="1413" meta:non-whitespace-character-count="1179"/>
  </office:meta>
</office:document-meta>
</file>